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bc7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bc7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bc7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bc7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bc7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bc7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bc7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bc7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bc7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bc7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bc7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bc7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bc7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bc7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bc7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bc7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bc7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sè Enrique Vallenilla Gil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7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506583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Pablo Cèsar Jimenez Luna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5635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9.38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66" meta:non-whitespace-character-count="996"/>
    <meta:template xlink:type="simple" xlink:actuate="onRequest" xlink:title="Normal" xlink:href=""/>
  </office:meta>
</office:document-meta>
</file>